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aedd" officeooo:paragraph-rsid="0000aed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to do now: </text:p>
      <text:p text:style-name="P1">1. Create another python file that would scan all cluster files and checks for redundant clusters. If there are within 10 kb range, then throw them out and create another file. Else, use the same fi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4:04:57.047735691</meta:creation-date>
    <dc:date>2017-04-07T13:51:37.215523919</dc:date>
    <meta:editing-duration>PT2M34S</meta:editing-duration>
    <meta:editing-cycles>2</meta:editing-cycles>
    <meta:generator>LibreOffice/5.1.6.2$Linux_X86_64 LibreOffice_project/10m0$Build-2</meta:generator>
    <meta:document-statistic meta:table-count="0" meta:image-count="0" meta:object-count="0" meta:page-count="1" meta:paragraph-count="2" meta:word-count="40" meta:character-count="217" meta:non-whitespace-character-count="178"/>
  </office:meta>
</office:document-meta>
</file>